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.5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226</text:span></text:p>
      <text:p text:style-name="P9"/>
      <text:p text:style-name="Standard"><text:span text:style-name="T4">שם העסק/מבנה</text:span><text:span text:style-name="T3"> <text:s text:c="2"/></text:span><text:span text:style-name="T1">מיבנה מגורים רב קומות</text:span></text:p>
      <text:p text:style-name="P10"/>
      <text:p text:style-name="Standard"><text:span text:style-name="T4">כתובת</text:span><text:span text:style-name="T1"> <text:s/>בן גוריון 54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</text:span></text:p>
      <text:p text:style-name="Standard"><text:span text:style-name="T1"><text:s text:c="48"/>פאנל כבאים כניסה ראשית בלובי. <text:s text:c="51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רחבת היערכות חזית צפונית. <text:s text:c="2"/>ובנוסף בחזית הדרומית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בקומת קרקע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ממוקם בחצר הבניין בצדו המזרחי.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חדר משאבות נמצא בקומת הקרקע , ובנוסף ישנו חדר משאבות נוסף בקומה טכנית גג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גנרטור נמצא בקומת הקרקע </text:span></text:p>
          </table:table-cell>
        </table:table-row>
        <table:table-row table:style-name="Table5.1">
          <table:table-cell table:style-name="Table5.A1" office:value-type="string">
            <text:p text:style-name="P2"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01T06:12:00</meta:print-date>
    <meta:creation-date>2014-05-01T12:26:00</meta:creation-date>
    <dc:date>2014-05-01T12:26:00</dc:date>
    <meta:editing-duration>PT2S</meta:editing-duration>
    <meta:generator>OpenOffice/4.0.1$Win32 OpenOffice.org_project/401m5$Build-9714</meta:generator>
    <meta:document-statistic meta:table-count="6" meta:image-count="0" meta:object-count="0" meta:page-count="2" meta:paragraph-count="51" meta:word-count="157" meta:character-count="16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